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630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3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4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0.5cm" svg:x="4cm" svg:y="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0.5cm" svg:x="5.5cm" svg:y="1cm">
          <text:p text:style-name="P1"><text:span text:style-name="T1">IC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0.5cm" svg:x="5.5cm" svg:y="1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0.5cm" svg:x="7cm" svg:y="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5cm" svg:height="0.5cm" svg:x="4cm" svg:y="0.5cm">
          <text:p text:style-name="P1"><text:span text:style-name="T1">P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25cm" fo:page-height="3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ouglas Squirrel</meta:initial-creator>
    <meta:creation-date>2010-01-06T14:56:19</meta:creation-date>
    <dc:creator>Douglas Squirrel</dc:creator>
    <dc:date>2010-01-13T23:13:31</dc:date>
    <meta:editing-cycles>9</meta:editing-cycles>
    <meta:editing-duration>PT56M19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